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0e258a"/>
    </style:style>
    <style:style style:name="P3" style:family="paragraph" style:parent-style-name="Standard">
      <style:paragraph-properties fo:margin-left="0in" fo:margin-right="0in" fo:orphans="2" fo:widows="2" fo:text-indent="0in" style:auto-text-indent="false"/>
      <style:text-properties officeooo:rsid="000ad0e5" officeooo:paragraph-rsid="000ad0e5"/>
    </style:style>
    <style:style style:name="P4" style:family="paragraph" style:parent-style-name="Standard">
      <style:paragraph-properties fo:margin-left="0in" fo:margin-right="0in" fo:orphans="2" fo:widows="2" fo:text-indent="0in" style:auto-text-indent="false"/>
      <style:text-properties officeooo:rsid="000c2d4e" officeooo:paragraph-rsid="000c2d4e"/>
    </style:style>
    <style:style style:name="P5" style:family="paragraph" style:parent-style-name="Standard">
      <style:paragraph-properties fo:margin-left="0in" fo:margin-right="0in" fo:orphans="2" fo:widows="2" fo:text-indent="0in" style:auto-text-indent="false"/>
      <style:text-properties officeooo:rsid="000d266d" officeooo:paragraph-rsid="000d266d"/>
    </style:style>
    <style:style style:name="P6" style:family="paragraph" style:parent-style-name="Standard">
      <style:paragraph-properties fo:margin-left="0in" fo:margin-right="0in" fo:orphans="2" fo:widows="2" fo:text-indent="0in" style:auto-text-indent="false"/>
      <style:text-properties officeooo:rsid="000f4582" officeooo:paragraph-rsid="000f4582"/>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0c2d4e" officeooo:paragraph-rsid="000c2d4e"/>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0f4582" officeooo:paragraph-rsid="000f4582"/>
    </style:style>
    <style:style style:name="P9"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51cb4" officeooo:paragraph-rsid="00151cb4"/>
    </style:style>
    <style:style style:name="P10" style:family="paragraph" style:parent-style-name="Standard">
      <style:paragraph-properties fo:margin-left="0in" fo:margin-right="0in" fo:orphans="2" fo:widows="2" fo:text-indent="0in" style:auto-text-indent="false"/>
      <style:text-properties officeooo:rsid="00124711" officeooo:paragraph-rsid="00124711"/>
    </style:style>
    <style:style style:name="P1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7dddb"/>
    </style:style>
    <style:style style:name="P1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857a2"/>
    </style:style>
    <style:style style:name="P13"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857a2" officeooo:paragraph-rsid="001857a2"/>
    </style:style>
    <style:style style:name="P14" style:family="paragraph" style:parent-style-name="Standard" style:list-style-name="L4">
      <style:paragraph-properties fo:orphans="2" fo:widows="2"/>
      <style:text-properties officeooo:paragraph-rsid="00151cb4"/>
    </style:style>
    <style:style style:name="P15" style:family="paragraph" style:parent-style-name="Standard" style:list-style-name="L6">
      <style:paragraph-properties fo:orphans="2" fo:widows="2"/>
      <style:text-properties officeooo:paragraph-rsid="001a42f0"/>
    </style:style>
    <style:style style:name="P16" style:family="paragraph" style:parent-style-name="Standard" style:list-style-name="L8">
      <style:paragraph-properties fo:orphans="2" fo:widows="2"/>
      <style:text-properties officeooo:paragraph-rsid="001df551"/>
    </style:style>
    <style:style style:name="P17" style:family="paragraph" style:parent-style-name="Standard">
      <style:paragraph-properties fo:orphans="2" fo:widows="2"/>
      <style:text-properties officeooo:paragraph-rsid="001df551"/>
    </style:style>
    <style:style style:name="P18" style:family="paragraph" style:parent-style-name="Standard" style:list-style-name="L1">
      <style:paragraph-properties fo:orphans="2" fo:widows="2"/>
      <style:text-properties officeooo:rsid="000ad0e5" officeooo:paragraph-rsid="000ad0e5"/>
    </style:style>
    <style:style style:name="P19" style:family="paragraph" style:parent-style-name="Standard" style:list-style-name="L2">
      <style:paragraph-properties fo:orphans="2" fo:widows="2"/>
      <style:text-properties officeooo:rsid="000ad0e5" officeooo:paragraph-rsid="000ad0e5"/>
    </style:style>
    <style:style style:name="P20" style:family="paragraph" style:parent-style-name="Standard" style:list-style-name="L3">
      <style:paragraph-properties fo:orphans="2" fo:widows="2"/>
      <style:text-properties officeooo:rsid="000ad0e5" officeooo:paragraph-rsid="000e258a"/>
    </style:style>
    <style:style style:name="P21" style:family="paragraph" style:parent-style-name="Standard" style:list-style-name="L5">
      <style:paragraph-properties fo:orphans="2" fo:widows="2"/>
      <style:text-properties fo:font-variant="normal" fo:text-transform="none" fo:color="#222222" style:font-name="sans-serif" fo:font-size="10.5pt" fo:letter-spacing="normal" fo:font-style="normal" fo:font-weight="normal" officeooo:rsid="001668ea" officeooo:paragraph-rsid="001668ea"/>
    </style:style>
    <style:style style:name="P2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668ea"/>
    </style:style>
    <style:style style:name="P23" style:family="paragraph" style:parent-style-name="Standard">
      <style:paragraph-properties fo:orphans="2" fo:widows="2"/>
      <style:text-properties officeooo:rsid="001fed53" officeooo:paragraph-rsid="001fed53"/>
    </style:style>
    <style:style style:name="P24" style:family="paragraph" style:parent-style-name="Standard">
      <style:paragraph-properties fo:orphans="2" fo:widows="2"/>
      <style:text-properties officeooo:rsid="001ffbd9" officeooo:paragraph-rsid="001ffbd9"/>
    </style:style>
    <style:style style:name="P25" style:family="paragraph" style:parent-style-name="Standard">
      <style:paragraph-properties fo:margin-left="0in" fo:margin-right="0in" fo:orphans="2" fo:widows="2" fo:text-indent="0in" style:auto-text-indent="false"/>
      <style:text-properties officeooo:paragraph-rsid="001df551"/>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0c2d4e"/>
    </style:style>
    <style:style style:name="T3" style:family="text">
      <style:text-properties fo:font-variant="normal" fo:text-transform="none" fo:color="#222222" style:font-name="sans-serif" fo:font-size="10.5pt" fo:letter-spacing="normal" fo:font-style="normal" fo:font-weight="normal" officeooo:rsid="000d9fb8"/>
    </style:style>
    <style:style style:name="T4" style:family="text">
      <style:text-properties fo:font-variant="normal" fo:text-transform="none" fo:color="#222222" style:font-name="sans-serif" fo:font-size="10.5pt" fo:letter-spacing="normal" fo:font-style="normal" fo:font-weight="normal" officeooo:rsid="000e7fff"/>
    </style:style>
    <style:style style:name="T5" style:family="text">
      <style:text-properties fo:font-variant="normal" fo:text-transform="none" fo:color="#222222" style:font-name="sans-serif" fo:font-size="10.5pt" fo:letter-spacing="normal" fo:font-style="normal" fo:font-weight="normal" officeooo:rsid="00151cb4"/>
    </style:style>
    <style:style style:name="T6" style:family="text">
      <style:text-properties fo:font-variant="normal" fo:text-transform="none" fo:color="#222222" style:font-name="sans-serif" fo:font-size="10.5pt" fo:letter-spacing="normal" fo:font-style="normal" fo:font-weight="normal" officeooo:rsid="001a42f0"/>
    </style:style>
    <style:style style:name="T7" style:family="text">
      <style:text-properties fo:font-variant="normal" fo:text-transform="none" fo:color="#222222" style:font-name="sans-serif" fo:font-size="10.5pt" fo:letter-spacing="normal" fo:font-style="normal" fo:font-weight="normal" officeooo:rsid="001df551"/>
    </style:style>
    <style:style style:name="T8" style:family="text">
      <style:text-properties fo:font-variant="normal" fo:text-transform="none" fo:color="#222222" fo:letter-spacing="normal"/>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officeooo:rsid="000c2e51"/>
    </style:style>
    <style:style style:name="T11" style:family="text">
      <style:text-properties style:font-name="Arial"/>
    </style:style>
    <style:style style:name="T12" style:family="text">
      <style:text-properties officeooo:rsid="001857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63165749953169181" text:style-name="L1">
        <text:list-item>
          <text:p text:style-name="P18">GMM</text:p>
        </text:list-item>
      </text:list>
      <text:p text:style-name="P4">originally used to solve <text:s/>clustering and classification problems</text:p>
      <text:p text:style-name="P3">differences and similarity with k-means</text:p>
      <text:p text:style-name="P1">-<text:span text:style-name="T10">algorithm explanation-?</text:span></text:p>
      <text:p text:style-name="P1"/>
      <text:p text:style-name="P1"/>
      <text:p text:style-name="P1"/>
      <text:list xml:id="list5466030508874626396" text:style-name="L2">
        <text:list-item>
          <text:p text:style-name="P19">GANS</text:p>
        </text:list-item>
      </text:list>
      <text:p text:style-name="P5">yan goodfellow 2014 it been described as the most interesting idea in the story of machine learning</text:p>
      <text:p text:style-name="P3">gaming, networks to fool each other</text:p>
      <text:p text:style-name="P3"/>
      <text:p text:style-name="P3"/>
      <text:p text:style-name="P3"/>
      <text:list xml:id="list2027401277664600972" text:style-name="L3">
        <text:list-item>
          <text:p text:style-name="P20">RL:</text:p>
        </text:list-item>
      </text:list>
      <text:p text:style-name="P10">one of machine learning fields employed to develop models that aims to perform actions in an environment. The agent learns how to behave in the environment to achieve the acquired task.</text:p>
      <text:p text:style-name="P2"><text:span text:style-name="T1">The </text:span><text:span text:style-name="T3">environment</text:span><text:span text:style-name="T1"> is typically stated in the form of a </text:span><text:a xlink:type="simple" xlink:href="https://en.wikipedia.org/wiki/Markov_decision_process" text:style-name="Internet_20_link" text:visited-style-name="Visited_20_Internet_20_Link"><text:span text:style-name="T9">Markov decision process</text:span></text:a><text:span text:style-name="T8"> </text:span><text:span text:style-name="T1">(MDP) </text:span><text:span text:style-name="T2">which</text:span></text:p>
      <text:p text:style-name="P7">is a mathematical system used for modeling decision making</text:p>
      <text:p text:style-name="P7"/>
      <text:p text:style-name="P6"><text:span text:style-name="T4">m</text:span><text:span text:style-name="T1">odel free, no transition matrix</text:span></text:p>
      <text:p text:style-name="P8"/>
      <text:p text:style-name="P8"/>
      <text:list xml:id="list7935530529961983762" text:style-name="L4">
        <text:list-item>
          <text:p text:style-name="P14"><text:span text:style-name="T5">attend repeat and infer (</text:span>Fast Scene Understanding with Generative Models<text:span text:style-name="T5">)</text:span></text:p>
        </text:list-item>
      </text:list>
      <text:p text:style-name="P9">The additional recurrence to the structure is basically to detect how many objects are present in the input data!!!???</text:p>
      <text:p text:style-name="P9"/>
      <text:list xml:id="list6289489313788301810" text:style-name="L5">
        <text:list-item>
          <text:p text:style-name="P21">Domain randomization and generative models for robotic grasping</text:p>
        </text:list-item>
      </text:list>
      <text:p text:style-name="P11">more than 40,000 object meshes found in the ShapeNet object dataset.</text:p>
      <text:p text:style-name="P12"><text:span text:style-name="T11">the second part is grasp evaluation model $f$ that acts </text:span>as a classifier taking as input a single observation image from the robot and outputs a single scalar value corresponding to the likelihood of success of that grasp returned from the planner. </text:p>
      <text:p text:style-name="P12"/>
      <text:p text:style-name="P12">While the more interesting part is first one which is the grasp planning module <text:span text:style-name="T12">consists of N (the dimensionality of the grasp) small NNs, each of them takes as input a representation of the image <text:s/>s <text:s/>and outputs a softmax over possible values of the grasp as </text:span></text:p>
      <text:p text:style-name="P13">In other words, what actually the planner outputs is a probability distribution over possible grasps.</text:p>
      <text:p text:style-name="P22"/>
      <text:p text:style-name="P22"/>
      <text:p text:style-name="P22"/>
      <text:list xml:id="list3791875677157623353" text:style-name="L6">
        <text:list-item>
          <text:p text:style-name="P15"><text:span text:style-name="T6">GAIL</text:span></text:p>
        </text:list-item>
      </text:list>
      <text:p text:style-name="P8"/>
      <text:p text:style-name="P25"><text:span text:style-name="T6">TRPO algorithm, by finding a trust region in which la policy can move, preventing it of changing too much due to noise in the policy gradient and move it toward expert-like regions of state-action space</text:span></text:p>
      <text:p text:style-name="P25"><text:span text:style-name="T6"/></text:p>
      <text:list xml:id="list1713169204152638423" text:style-name="L8">
        <text:list-item>
          <text:p text:style-name="P16"><text:span text:style-name="T7">SI-GARL</text:span></text:p>
        </text:list-item>
      </text:list>
      <text:p text:style-name="P17"><text:span text:style-name="T7">discriminator replaces the value functions/the rewards used in the traditional policy evaluation methods.</text:span></text:p>
      <text:p text:style-name="P17"><text:span text:style-name="T7"/></text:p>
      <text:p text:style-name="P17"><text:span text:style-name="T7"/></text:p>
      <text:p text:style-name="P17"><text:span text:style-name="T7"/></text:p>
      <text:p text:style-name="P23"><text:span text:style-name="T7">D</text:span><text:span text:style-name="T1">emonstration was by humans wich many there could be multiple way to perform the same task, even the experminets showed how robot where able to return to the initial state at the end of each task.</text:span></text:p>
      <text:p text:style-name="P23"><text:span text:style-name="T1"/></text:p>
      <text:p text:style-name="P23"><text:soft-page-break/><text:span text:style-name="T1"/></text:p>
      <text:p text:style-name="P24"><text:span text:style-name="T1">Discusion and conclusion</text:span></text:p>
      <text:p text:style-name="P24"><text:span text:style-name="T1"/></text:p>
      <text:p text:style-name="P24"><text:span text:style-name="T1">in robotics high dimensionality always has been and big issue the develepers had to deal with, through all the most recent paers the authors alwasys moved to latent space instead of working on the raw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835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1:47.949226529</meta:creation-date>
    <dc:date>2020-04-16T18:24:45.485068087</dc:date>
    <meta:editing-duration>P1DT2H1M5S</meta:editing-duration>
    <meta:editing-cycles>20</meta:editing-cycles>
    <meta:generator>LibreOffice/5.1.6.2$Linux_X86_64 LibreOffice_project/10m0$Build-2</meta:generator>
    <meta:document-statistic meta:table-count="0" meta:image-count="0" meta:object-count="0" meta:page-count="2" meta:paragraph-count="26" meta:word-count="385" meta:character-count="2316" meta:non-whitespace-character-count="1959"/>
  </office:meta>
</office:document-meta>
</file>